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lib" table:style-name="ta1">
        <table:shapes>
          <draw:frame draw:z-index="0" draw:style-name="gr1" draw:text-style-name="P1" svg:width="23.971cm" svg:height="13.228cm" svg:x="4.627cm" svg:y="0.106cm">
            <draw:object draw:notify-on-update-of-ranges="calib.A1:calib.A23 calib.B1:calib.B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7032.41" calcext:value-type="float">
            <text:p>7032.41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6929.47" calcext:value-type="float">
            <text:p>6929.47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 office:value-type="float" office:value="6717.04" calcext:value-type="float">
            <text:p>6717.04</text:p>
          </table:table-cell>
          <table:table-cell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6678.28" calcext:value-type="float">
            <text:p>6678.28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6598.95" calcext:value-type="float">
            <text:p>6598.95</text:p>
          </table:table-cell>
          <table:table-cell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6532.88" calcext:value-type="float">
            <text:p>6532.88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6506.53" calcext:value-type="float">
            <text:p>6506.53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6402.24" calcext:value-type="float">
            <text:p>6402.24</text:p>
          </table:table-cell>
          <table:table-cell office:value-type="float" office:value="2756" calcext:value-type="float">
            <text:p>2756</text:p>
          </table:table-cell>
        </table:table-row>
        <table:table-row table:style-name="ro1">
          <table:table-cell office:value-type="float" office:value="6382.99" calcext:value-type="float">
            <text:p>6382.99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6334.42" calcext:value-type="float">
            <text:p>6334.42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6304.79" calcext:value-type="float">
            <text:p>6304.79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6266.49" calcext:value-type="float">
            <text:p>6266.49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6217.28" calcext:value-type="float">
            <text:p>6217.28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6163.59" calcext:value-type="float">
            <text:p>6163.59</text:p>
          </table:table-cell>
          <table:table-cell office:value-type="float" office:value="2662" calcext:value-type="float">
            <text:p>2662</text:p>
          </table:table-cell>
        </table:table-row>
        <table:table-row table:style-name="ro1">
          <table:table-cell office:value-type="float" office:value="6143.06" calcext:value-type="float">
            <text:p>6143.06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6096.14" calcext:value-type="float">
            <text:p>6096.14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6074.34" calcext:value-type="float">
            <text:p>6074.34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5975.53" calcext:value-type="float">
            <text:p>5975.53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5944.83" calcext:value-type="float">
            <text:p>5944.83</text:p>
          </table:table-cell>
          <table:table-cell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5881.89" calcext:value-type="float">
            <text:p>5881.89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5852.49" calcext:value-type="float">
            <text:p>5852.49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5400.56" calcext:value-type="float">
            <text:p>5400.56</text:p>
          </table:table-cell>
          <table:table-cell office:value-type="float" office:value="2257" calcext:value-type="float">
            <text:p>2257</text:p>
          </table:table-cell>
        </table:table-row>
      </table:table>
      <table:table table:name="n=1" table:style-name="ta1">
        <table:shapes>
          <draw:frame draw:z-index="0" draw:style-name="gr1" draw:text-style-name="P1" svg:width="15.999cm" svg:height="8.999cm" svg:x="12.978cm" svg:y="0cm">
            <draw:object draw:notify-on-update-of-ranges="'n=1'.A1:'n=1'.A26 'n=1'.B1:'n=1'.B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6.693" calcext:value-type="float">
            <text:p>6.693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1">
          <table:table-cell office:value-type="float" office:value="6.019" calcext:value-type="float">
            <text:p>6.019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float" office:value="5.577" calcext:value-type="float">
            <text:p>5.577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float" office:value="5.013" calcext:value-type="float">
            <text:p>5.013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 office:value-type="float" office:value="4.519" calcext:value-type="float">
            <text:p>4.519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4.027" calcext:value-type="float">
            <text:p>4.027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.998" calcext:value-type="float">
            <text:p>2.998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float" office:value="2.507" calcext:value-type="float">
            <text:p>2.50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.007" calcext:value-type="float">
            <text:p>2.007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1.479" calcext:value-type="float">
            <text:p>1.479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-0.51" calcext:value-type="float">
            <text:p>-0.5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994" calcext:value-type="float">
            <text:p>-0.994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-1.497" calcext:value-type="float">
            <text:p>-1.497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-2.023" calcext:value-type="float">
            <text:p>-2.023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-2.515" calcext:value-type="float">
            <text:p>-2.51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-3.01" calcext:value-type="float">
            <text:p>-3.0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-3.503" calcext:value-type="float">
            <text:p>-3.503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-4.023" calcext:value-type="float">
            <text:p>-4.02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-5.03" calcext:value-type="float">
            <text:p>-5.0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-5.496" calcext:value-type="float">
            <text:p>-5.49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-6.021" calcext:value-type="float">
            <text:p>-6.02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-6.52" calcext:value-type="float">
            <text:p>-6.52</text:p>
          </table:table-cell>
          <table:table-cell office:value-type="float" office:value="0.005" calcext:value-type="float">
            <text:p>0.005</text:p>
          </table:table-cell>
        </table:table-row>
      </table:table>
      <table:table table:name="n=23" table:style-name="ta1">
        <table:table-column table:style-name="co1" table:number-columns-repeated="2" table:default-cell-style-name="Default"/>
        <table:table-row table:style-name="ro1">
          <table:table-cell office:value-type="float" office:value="6.498" calcext:value-type="float">
            <text:p>6.498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float" office:value="6.003" calcext:value-type="float">
            <text:p>6.003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4.996" calcext:value-type="float">
            <text:p>4.996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4.509" calcext:value-type="float">
            <text:p>4.509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 office:value-type="float" office:value="4.012" calcext:value-type="float">
            <text:p>4.012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 office:value-type="float" office:value="3.505" calcext:value-type="float">
            <text:p>3.505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float" office:value="3.004" calcext:value-type="float">
            <text:p>3.004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2.509" calcext:value-type="float">
            <text:p>2.509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 office:value-type="float" office:value="2.017" calcext:value-type="float">
            <text:p>2.017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float" office:value="1.499" calcext:value-type="float">
            <text:p>1.499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-0.605" calcext:value-type="float">
            <text:p>-0.60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-1.024" calcext:value-type="float">
            <text:p>-1.024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-1.48" calcext:value-type="float">
            <text:p>-1.48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-1.986" calcext:value-type="float">
            <text:p>-1.986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-2.476" calcext:value-type="float">
            <text:p>-2.476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-2.994" calcext:value-type="float">
            <text:p>-2.994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-3.497" calcext:value-type="float">
            <text:p>-3.497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-4.013" calcext:value-type="float">
            <text:p>-4.01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-4.51" calcext:value-type="float">
            <text:p>-4.5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-5.025" calcext:value-type="float">
            <text:p>-5.02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-5.465" calcext:value-type="float">
            <text:p>-5.46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-6.023" calcext:value-type="float">
            <text:p>-6.02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-6.512" calcext:value-type="float">
            <text:p>-6.512</text:p>
          </table:table-cell>
          <table:table-cell office:value-type="float" office:value="0.003" calcext:value-type="float">
            <text:p>0.003</text:p>
          </table:table-cell>
        </table:table-row>
      </table:table>
      <table:table table:name="both" table:style-name="ta1">
        <table:shapes>
          <draw:frame draw:z-index="0" draw:style-name="gr1" draw:text-style-name="P1" svg:width="15.999cm" svg:height="8.999cm" svg:x="12.058cm" svg:y="0cm">
            <draw:object draw:notify-on-update-of-ranges="both.A1:both.A28 both.B1:both.B28 both.C1:both.C28 both.D1:both.D2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6.498" calcext:value-type="float">
            <text:p>6.498</text:p>
          </table:table-cell>
          <table:table-cell office:value-type="float" office:value="0.554" calcext:value-type="float">
            <text:p>0.554</text:p>
          </table:table-cell>
          <table:table-cell office:value-type="float" office:value="6.693" calcext:value-type="float">
            <text:p>6.693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1">
          <table:table-cell office:value-type="float" office:value="6.003" calcext:value-type="float">
            <text:p>6.003</text:p>
          </table:table-cell>
          <table:table-cell office:value-type="float" office:value="0.545" calcext:value-type="float">
            <text:p>0.545</text:p>
          </table:table-cell>
          <table:table-cell office:value-type="float" office:value="6.019" calcext:value-type="float">
            <text:p>6.019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0.537" calcext:value-type="float">
            <text:p>0.537</text:p>
          </table:table-cell>
          <table:table-cell office:value-type="float" office:value="5.577" calcext:value-type="float">
            <text:p>5.577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float" office:value="4.996" calcext:value-type="float">
            <text:p>4.996</text:p>
          </table:table-cell>
          <table:table-cell office:value-type="float" office:value="0.525" calcext:value-type="float">
            <text:p>0.525</text:p>
          </table:table-cell>
          <table:table-cell office:value-type="float" office:value="5.013" calcext:value-type="float">
            <text:p>5.013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 office:value-type="float" office:value="4.509" calcext:value-type="float">
            <text:p>4.509</text:p>
          </table:table-cell>
          <table:table-cell office:value-type="float" office:value="0.509" calcext:value-type="float">
            <text:p>0.509</text:p>
          </table:table-cell>
          <table:table-cell office:value-type="float" office:value="4.519" calcext:value-type="float">
            <text:p>4.519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4.012" calcext:value-type="float">
            <text:p>4.012</text:p>
          </table:table-cell>
          <table:table-cell office:value-type="float" office:value="0.474" calcext:value-type="float">
            <text:p>0.474</text:p>
          </table:table-cell>
          <table:table-cell office:value-type="float" office:value="4.027" calcext:value-type="float">
            <text:p>4.027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float" office:value="3.505" calcext:value-type="float">
            <text:p>3.505</text:p>
          </table:table-cell>
          <table:table-cell office:value-type="float" office:value="0.414" calcext:value-type="float">
            <text:p>0.414</text:p>
          </table:table-cell>
          <table:table-cell office:value-type="float" office:value="3.504" calcext:value-type="float">
            <text:p>3.50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.004" calcext:value-type="float">
            <text:p>3.004</text:p>
          </table:table-cell>
          <table:table-cell office:value-type="float" office:value="0.334" calcext:value-type="float">
            <text:p>0.334</text:p>
          </table:table-cell>
          <table:table-cell office:value-type="float" office:value="2.998" calcext:value-type="float">
            <text:p>2.998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float" office:value="2.509" calcext:value-type="float">
            <text:p>2.509</text:p>
          </table:table-cell>
          <table:table-cell office:value-type="float" office:value="0.257" calcext:value-type="float">
            <text:p>0.257</text:p>
          </table:table-cell>
          <table:table-cell office:value-type="float" office:value="2.507" calcext:value-type="float">
            <text:p>2.50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.017" calcext:value-type="float">
            <text:p>2.017</text:p>
          </table:table-cell>
          <table:table-cell office:value-type="float" office:value="0.191" calcext:value-type="float">
            <text:p>0.191</text:p>
          </table:table-cell>
          <table:table-cell office:value-type="float" office:value="2.007" calcext:value-type="float">
            <text:p>2.007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1.499" calcext:value-type="float">
            <text:p>1.499</text:p>
          </table:table-cell>
          <table:table-cell office:value-type="float" office:value="0.141" calcext:value-type="float">
            <text:p>0.141</text:p>
          </table:table-cell>
          <table:table-cell office:value-type="float" office:value="1.479" calcext:value-type="float">
            <text:p>1.479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0.104" calcext:value-type="float">
            <text:p>0.104</text:p>
          </table:table-cell>
          <table:table-cell office:value-type="float" office:value="0.972" calcext:value-type="float">
            <text:p>0.9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0.08" calcext:value-type="float">
            <text:p>0.08</text:p>
          </table:table-cell>
          <table:table-cell office:value-type="float" office:value="0.514" calcext:value-type="float">
            <text:p>0.514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" calcext:value-type="float">
            <text:p>0.07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  <table:table-cell office:value-type="float" office:value="0.059" calcext:value-type="float">
            <text:p>0.059</text:p>
          </table:table-cell>
          <table:table-cell office:value-type="float" office:value="-0.51" calcext:value-type="float">
            <text:p>-0.5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0.605" calcext:value-type="float">
            <text:p>-0.605</text:p>
          </table:table-cell>
          <table:table-cell office:value-type="float" office:value="0.049" calcext:value-type="float">
            <text:p>0.049</text:p>
          </table:table-cell>
          <table:table-cell office:value-type="float" office:value="-0.994" calcext:value-type="float">
            <text:p>-0.994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-1.024" calcext:value-type="float">
            <text:p>-1.024</text:p>
          </table:table-cell>
          <table:table-cell office:value-type="float" office:value="0.043" calcext:value-type="float">
            <text:p>0.043</text:p>
          </table:table-cell>
          <table:table-cell office:value-type="float" office:value="-1.497" calcext:value-type="float">
            <text:p>-1.497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-1.48" calcext:value-type="float">
            <text:p>-1.48</text:p>
          </table:table-cell>
          <table:table-cell office:value-type="float" office:value="0.038" calcext:value-type="float">
            <text:p>0.038</text:p>
          </table:table-cell>
          <table:table-cell office:value-type="float" office:value="-2.023" calcext:value-type="float">
            <text:p>-2.023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-1.986" calcext:value-type="float">
            <text:p>-1.986</text:p>
          </table:table-cell>
          <table:table-cell office:value-type="float" office:value="0.031" calcext:value-type="float">
            <text:p>0.031</text:p>
          </table:table-cell>
          <table:table-cell office:value-type="float" office:value="-2.515" calcext:value-type="float">
            <text:p>-2.515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-2.476" calcext:value-type="float">
            <text:p>-2.476</text:p>
          </table:table-cell>
          <table:table-cell office:value-type="float" office:value="0.026" calcext:value-type="float">
            <text:p>0.026</text:p>
          </table:table-cell>
          <table:table-cell office:value-type="float" office:value="-3.01" calcext:value-type="float">
            <text:p>-3.01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-2.994" calcext:value-type="float">
            <text:p>-2.994</text:p>
          </table:table-cell>
          <table:table-cell office:value-type="float" office:value="0.021" calcext:value-type="float">
            <text:p>0.021</text:p>
          </table:table-cell>
          <table:table-cell office:value-type="float" office:value="-3.503" calcext:value-type="float">
            <text:p>-3.503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-3.497" calcext:value-type="float">
            <text:p>-3.497</text:p>
          </table:table-cell>
          <table:table-cell office:value-type="float" office:value="0.016" calcext:value-type="float">
            <text:p>0.016</text:p>
          </table:table-cell>
          <table:table-cell office:value-type="float" office:value="-4.023" calcext:value-type="float">
            <text:p>-4.02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-4.013" calcext:value-type="float">
            <text:p>-4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-5.03" calcext:value-type="float">
            <text:p>-5.0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-4.51" calcext:value-type="float">
            <text:p>-4.51</text:p>
          </table:table-cell>
          <table:table-cell office:value-type="float" office:value="0.009" calcext:value-type="float">
            <text:p>0.009</text:p>
          </table:table-cell>
          <table:table-cell office:value-type="float" office:value="-5.496" calcext:value-type="float">
            <text:p>-5.49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-5.025" calcext:value-type="float">
            <text:p>-5.025</text:p>
          </table:table-cell>
          <table:table-cell office:value-type="float" office:value="0.006" calcext:value-type="float">
            <text:p>0.006</text:p>
          </table:table-cell>
          <table:table-cell office:value-type="float" office:value="-6.021" calcext:value-type="float">
            <text:p>-6.02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-5.465" calcext:value-type="float">
            <text:p>-5.465</text:p>
          </table:table-cell>
          <table:table-cell office:value-type="float" office:value="0.005" calcext:value-type="float">
            <text:p>0.005</text:p>
          </table:table-cell>
          <table:table-cell office:value-type="float" office:value="-6.52" calcext:value-type="float">
            <text:p>-6.5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-6.023" calcext:value-type="float">
            <text:p>-6.023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</table:table-row>
        <table:table-row table:style-name="ro1">
          <table:table-cell office:value-type="float" office:value="-6.512" calcext:value-type="float">
            <text:p>-6.512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14:55:40.178522389</meta:creation-date>
    <dc:date>2014-11-07T16:45:46.282817798</dc:date>
    <meta:editing-duration>PT1H45M44S</meta:editing-duration>
    <meta:editing-cycles>7</meta:editing-cycles>
    <meta:generator>LibreOffice/4.2.6.2$Linux_X86_64 LibreOffice_project/420m0$Build-2</meta:generator>
    <meta:document-statistic meta:table-count="4" meta:cell-count="26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72cm" svg:height="13.229cm" xlink:href=".." xlink:type="simple" chart:class="chart:scatter" chart:style-name="ch1">
        <chart:legend chart:legend-position="end" svg:x="19.876cm" svg:y="6.066cm" style:legend-expansion="high" chart:style-name="ch2"/>
        <chart:plot-area chart:style-name="ch3" table:cell-range-address="calib.A1:calib.B23" svg:x="0.929cm" svg:y="1.191cm" svg:width="17.989cm" svg:height="11.354cm">
          <chartooo:coordinate-region svg:x="1.921cm" svg:y="1.39cm" svg:width="16.625cm" svg:height="10.5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.B1:calib.B23" chart:class="chart:scatter">
            <chart:domain table:cell-range-address="calib.A1:calib.A23"/>
            <chart:regression-curve chart:style-name="ch7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32.41">
                <text:p>7032.41</text:p>
                <draw:g>
                  <svg:desc>calib.A1:calib.A23</svg:desc>
                </draw:g>
              </table:table-cell>
              <table:table-cell office:value-type="float" office:value="2958">
                <text:p>2958</text:p>
                <draw:g>
                  <svg:desc>calib.B1:calib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29.47">
                <text:p>6929.47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17.04">
                <text:p>6717.04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78.28">
                <text:p>6678.28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98.95">
                <text:p>6598.95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32.88">
                <text:p>6532.88</text:p>
              </table:table-cell>
              <table:table-cell office:value-type="float" office:value="2805">
                <text:p>2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6.53">
                <text:p>6506.53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2.24">
                <text:p>6402.24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82.99">
                <text:p>6382.99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34.42">
                <text:p>6334.42</text:p>
              </table:table-cell>
              <table:table-cell office:value-type="float" office:value="2731">
                <text:p>27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04.79">
                <text:p>6304.79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66.49">
                <text:p>6266.49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17.28">
                <text:p>6217.28</text:p>
              </table:table-cell>
              <table:table-cell office:value-type="float" office:value="2684">
                <text:p>26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63.59">
                <text:p>6163.59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43.06">
                <text:p>6143.06</text:p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96.14">
                <text:p>6096.14</text:p>
              </table:table-cell>
              <table:table-cell office:value-type="float" office:value="2633">
                <text:p>26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74.34">
                <text:p>6074.34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30">
                <text:p>6030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75.53">
                <text:p>5975.53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44.83">
                <text:p>5944.83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81.89">
                <text:p>5881.89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52.49">
                <text:p>5852.49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00.56">
                <text:p>5400.56</text:p>
              </table:table-cell>
              <table:table-cell office:value-type="float" office:value="2257">
                <text:p>22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n=1'.A1:'n=1'.B26" svg:x="0.77cm" svg:y="0.855cm" svg:width="12.327cm" svg:height="7.545cm">
          <chartooo:coordinate-region svg:x="0.916cm" svg:y="1.055cm" svg:width="12.087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=1'.B1:'n=1'.B26" chart:class="chart:scatter">
            <chart:domain table:cell-range-address="'n=1'.A1:'n=1'.A26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693">
                <text:p>6.693</text:p>
                <draw:g>
                  <svg:desc>'n=1'.A1:'n=1'.A26</svg:desc>
                </draw:g>
              </table:table-cell>
              <table:table-cell office:value-type="float" office:value="0.577">
                <text:p>0.577</text:p>
                <draw:g>
                  <svg:desc>'n=1'.B1:'n=1'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19">
                <text:p>6.019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77">
                <text:p>5.577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13">
                <text:p>5.013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19">
                <text:p>4.51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27">
                <text:p>4.027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04">
                <text:p>3.50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98">
                <text:p>2.998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07">
                <text:p>2.5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07">
                <text:p>2.00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79">
                <text:p>1.479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72">
                <text:p>0.97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14">
                <text:p>0.514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">
                <text:p>0.07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1">
                <text:p>-0.5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94">
                <text:p>-0.994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497">
                <text:p>-1.497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023">
                <text:p>-2.02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515">
                <text:p>-2.515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01">
                <text:p>-3.0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503">
                <text:p>-3.50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.023">
                <text:p>-4.02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.03">
                <text:p>-5.0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.496">
                <text:p>-5.49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.021">
                <text:p>-6.02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.52">
                <text:p>-6.52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both.A1:both.B28 both.D1:both.D28" svg:x="0.77cm" svg:y="0.855cm" svg:width="12.327cm" svg:height="7.545cm">
          <chartooo:coordinate-region svg:x="0.916cm" svg:y="1.055cm" svg:width="12.087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oth.B1:both.B28" chart:class="chart:scatter">
            <chart:domain table:cell-range-address="both.A1:both.A28"/>
            <chart:data-point chart:repeated="28"/>
          </chart:series>
          <chart:series chart:style-name="ch7" chart:values-cell-range-address="both.D1:both.D28" chart:class="chart:scatter">
            <chart:domain table:cell-range-address="both.C1:both.C28"/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498">
                <text:p>6.498</text:p>
                <draw:g>
                  <svg:desc>both.A1:both.A28</svg:desc>
                </draw:g>
              </table:table-cell>
              <table:table-cell office:value-type="float" office:value="0.554">
                <text:p>0.554</text:p>
                <draw:g>
                  <svg:desc>both.B1:both.B28</svg:desc>
                </draw:g>
              </table:table-cell>
              <table:table-cell office:value-type="float" office:value="6.693">
                <text:p>6.693</text:p>
                <draw:g>
                  <svg:desc>both.C1:both.C28</svg:desc>
                </draw:g>
              </table:table-cell>
              <table:table-cell office:value-type="float" office:value="0.577">
                <text:p>0.577</text:p>
                <draw:g>
                  <svg:desc>both.D1:both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3">
                <text:p>6.003</text:p>
              </table:table-cell>
              <table:table-cell office:value-type="float" office:value="0.545">
                <text:p>0.545</text:p>
              </table:table-cell>
              <table:table-cell office:value-type="float" office:value="6.019">
                <text:p>6.019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1">
                <text:p>5.51</text:p>
              </table:table-cell>
              <table:table-cell office:value-type="float" office:value="0.537">
                <text:p>0.537</text:p>
              </table:table-cell>
              <table:table-cell office:value-type="float" office:value="5.577">
                <text:p>5.577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96">
                <text:p>4.996</text:p>
              </table:table-cell>
              <table:table-cell office:value-type="float" office:value="0.525">
                <text:p>0.525</text:p>
              </table:table-cell>
              <table:table-cell office:value-type="float" office:value="5.013">
                <text:p>5.013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09">
                <text:p>4.509</text:p>
              </table:table-cell>
              <table:table-cell office:value-type="float" office:value="0.509">
                <text:p>0.509</text:p>
              </table:table-cell>
              <table:table-cell office:value-type="float" office:value="4.519">
                <text:p>4.51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12">
                <text:p>4.012</text:p>
              </table:table-cell>
              <table:table-cell office:value-type="float" office:value="0.474">
                <text:p>0.474</text:p>
              </table:table-cell>
              <table:table-cell office:value-type="float" office:value="4.027">
                <text:p>4.027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05">
                <text:p>3.505</text:p>
              </table:table-cell>
              <table:table-cell office:value-type="float" office:value="0.414">
                <text:p>0.414</text:p>
              </table:table-cell>
              <table:table-cell office:value-type="float" office:value="3.504">
                <text:p>3.50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04">
                <text:p>3.004</text:p>
              </table:table-cell>
              <table:table-cell office:value-type="float" office:value="0.334">
                <text:p>0.334</text:p>
              </table:table-cell>
              <table:table-cell office:value-type="float" office:value="2.998">
                <text:p>2.998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09">
                <text:p>2.509</text:p>
              </table:table-cell>
              <table:table-cell office:value-type="float" office:value="0.257">
                <text:p>0.257</text:p>
              </table:table-cell>
              <table:table-cell office:value-type="float" office:value="2.507">
                <text:p>2.5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17">
                <text:p>2.017</text:p>
              </table:table-cell>
              <table:table-cell office:value-type="float" office:value="0.191">
                <text:p>0.191</text:p>
              </table:table-cell>
              <table:table-cell office:value-type="float" office:value="2.007">
                <text:p>2.00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99">
                <text:p>1.499</text:p>
              </table:table-cell>
              <table:table-cell office:value-type="float" office:value="0.141">
                <text:p>0.141</text:p>
              </table:table-cell>
              <table:table-cell office:value-type="float" office:value="1.479">
                <text:p>1.479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3">
                <text:p>0.993</text:p>
              </table:table-cell>
              <table:table-cell office:value-type="float" office:value="0.104">
                <text:p>0.104</text:p>
              </table:table-cell>
              <table:table-cell office:value-type="float" office:value="0.972">
                <text:p>0.97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17">
                <text:p>0.517</text:p>
              </table:table-cell>
              <table:table-cell office:value-type="float" office:value="0.08">
                <text:p>0.08</text:p>
              </table:table-cell>
              <table:table-cell office:value-type="float" office:value="0.514">
                <text:p>0.514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4">
                <text:p>0.074</text:p>
              </table:table-cell>
              <table:table-cell office:value-type="float" office:value="0.063">
                <text:p>0.063</text:p>
              </table:table-cell>
              <table:table-cell office:value-type="float" office:value="0.07">
                <text:p>0.07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54">
                <text:p>-0.054</text:p>
              </table:table-cell>
              <table:table-cell office:value-type="float" office:value="0.059">
                <text:p>0.059</text:p>
              </table:table-cell>
              <table:table-cell office:value-type="float" office:value="-0.51">
                <text:p>-0.5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05">
                <text:p>-0.605</text:p>
              </table:table-cell>
              <table:table-cell office:value-type="float" office:value="0.049">
                <text:p>0.049</text:p>
              </table:table-cell>
              <table:table-cell office:value-type="float" office:value="-0.994">
                <text:p>-0.994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024">
                <text:p>-1.024</text:p>
              </table:table-cell>
              <table:table-cell office:value-type="float" office:value="0.043">
                <text:p>0.043</text:p>
              </table:table-cell>
              <table:table-cell office:value-type="float" office:value="-1.497">
                <text:p>-1.497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48">
                <text:p>-1.48</text:p>
              </table:table-cell>
              <table:table-cell office:value-type="float" office:value="0.038">
                <text:p>0.038</text:p>
              </table:table-cell>
              <table:table-cell office:value-type="float" office:value="-2.023">
                <text:p>-2.02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986">
                <text:p>-1.986</text:p>
              </table:table-cell>
              <table:table-cell office:value-type="float" office:value="0.031">
                <text:p>0.031</text:p>
              </table:table-cell>
              <table:table-cell office:value-type="float" office:value="-2.515">
                <text:p>-2.515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476">
                <text:p>-2.476</text:p>
              </table:table-cell>
              <table:table-cell office:value-type="float" office:value="0.026">
                <text:p>0.026</text:p>
              </table:table-cell>
              <table:table-cell office:value-type="float" office:value="-3.01">
                <text:p>-3.0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994">
                <text:p>-2.994</text:p>
              </table:table-cell>
              <table:table-cell office:value-type="float" office:value="0.021">
                <text:p>0.021</text:p>
              </table:table-cell>
              <table:table-cell office:value-type="float" office:value="-3.503">
                <text:p>-3.50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497">
                <text:p>-3.497</text:p>
              </table:table-cell>
              <table:table-cell office:value-type="float" office:value="0.016">
                <text:p>0.016</text:p>
              </table:table-cell>
              <table:table-cell office:value-type="float" office:value="-4.023">
                <text:p>-4.02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.013">
                <text:p>-4.013</text:p>
              </table:table-cell>
              <table:table-cell office:value-type="float" office:value="0.012">
                <text:p>0.012</text:p>
              </table:table-cell>
              <table:table-cell office:value-type="float" office:value="-5.03">
                <text:p>-5.0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51">
                <text:p>-4.51</text:p>
              </table:table-cell>
              <table:table-cell office:value-type="float" office:value="0.009">
                <text:p>0.009</text:p>
              </table:table-cell>
              <table:table-cell office:value-type="float" office:value="-5.496">
                <text:p>-5.49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.025">
                <text:p>-5.025</text:p>
              </table:table-cell>
              <table:table-cell office:value-type="float" office:value="0.006">
                <text:p>0.006</text:p>
              </table:table-cell>
              <table:table-cell office:value-type="float" office:value="-6.021">
                <text:p>-6.02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465">
                <text:p>-5.465</text:p>
              </table:table-cell>
              <table:table-cell office:value-type="float" office:value="0.005">
                <text:p>0.005</text:p>
              </table:table-cell>
              <table:table-cell office:value-type="float" office:value="-6.52">
                <text:p>-6.5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.023">
                <text:p>-6.023</text:p>
              </table:table-cell>
              <table:table-cell office:value-type="float" office:value="0.004">
                <text:p>0.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.512">
                <text:p>-6.512</text:p>
              </table:table-cell>
              <table:table-cell office:value-type="float" office:value="0.003">
                <text:p>0.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